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103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200"/>
      <style:text-properties fo:color="#000000"/>
    </style:style>
    <style:style style:name="ce12" style:family="table-cell" style:parent-style-name="Default">
      <style:table-cell-properties fo:background-color="#f58220"/>
      <style:text-properties fo:color="#000000"/>
    </style:style>
    <style:style style:name="ce6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9208.950075" calcext:value-type="float">
            <text:p>9208.95007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2" calcext:value-type="float">
            <text:p>4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8" calcext:value-type="float">
            <text:p>6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3" calcext:value-type="float">
            <text:p>6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6" calcext:value-type="float">
            <text:p>6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2" office:value-type="string" calcext:value-type="string">
            <text:p>DL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" calcext:value-type="float">
            <text:p>62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ERUN</text:p>
          </table:table-cell>
          <table:table-cell table:style-name="ce11" office:value-type="float" office:value="72" calcext:value-type="float">
            <text:p>72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7:30:07.132280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5:00:23.623562868</meta:creation-date>
    <meta:generator>LibreOffice/6.0.7.3$Linux_X86_64 LibreOffice_project/00m0$Build-3</meta:generator>
    <dc:date>2021-10-14T17:42:52.709172630</dc:date>
    <meta:editing-duration>P2DT4H25M49S</meta:editing-duration>
    <meta:editing-cycles>86</meta:editing-cycles>
    <meta:document-statistic meta:table-count="1" meta:cell-count="2071" meta:object-count="0"/>
  </office:meta>
</office:document-meta>
</file>